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00000000AE93AEEF53EED1CC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Oswald" svg:font-family="Oswald" style:font-family-generic="roman" style:font-pitch="variable"/>
    <style:font-face style:name="Proxima Nova" svg:font-family="'Proxima Nova'" style:font-family-generic="roman" style:font-pitch="variable"/>
    <style:font-face style:name="Source Code Pro" svg:font-family="'Source Code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Oswald1" svg:font-family="Oswald" style:font-family-generic="system" style:font-pitch="variable"/>
    <style:font-face style:name="Proxima Nova1" svg:font-family="'Proxima Nova'" style:font-family-generic="system" style:font-pitch="variable"/>
    <style:font-face style:name="Source Code Pro1" svg:font-family="'Source Code Pro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itle">
      <style:paragraph-properties fo:margin-top="0.139in" fo:margin-bottom="0in" loext:contextual-spacing="false" fo:keep-together="auto" fo:padding="0in" fo:border="none" fo:keep-with-next="auto"/>
    </style:style>
    <style:style style:name="P2" style:family="paragraph" style:parent-style-name="Standard">
      <style:paragraph-properties fo:margin-top="0.139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 fo:line-height="150%" fo:padding="0in" fo:border="none"/>
    </style:style>
    <style:style style:name="P4" style:family="paragraph" style:parent-style-name="Standard" style:master-page-name="Standard">
      <style:paragraph-properties fo:margin-top="0in" fo:margin-bottom="0in" loext:contextual-spacing="false" fo:line-height="100%" fo:keep-together="auto" style:page-number="1" fo:padding="0in" fo:border="none" fo:keep-with-next="auto"/>
    </style:style>
    <style:style style:name="P5" style:family="paragraph" style:parent-style-name="Standard" style:list-style-name="WWNum1">
      <style:paragraph-properties fo:margin-left="0.5in" fo:margin-right="0in" fo:margin-top="0.139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top="0.139in" fo:margin-bottom="0in" loext:contextual-spacing="true"/>
    </style:style>
    <style:style style:name="P7" style:family="paragraph" style:parent-style-name="Standard" style:list-style-name="WWNum1">
      <style:paragraph-properties fo:margin-left="1in" fo:margin-right="0in" fo:margin-top="0.139in" fo:margin-bottom="0in" loext:contextual-spacing="true" fo:text-indent="-0.25in" style:auto-text-indent="false"/>
    </style:style>
    <style:style style:name="T1" style:family="text">
      <style:text-properties fo:color="#5bb7e7" style:font-name="Oswald" fo:font-size="14pt" fo:font-weight="bold" style:font-name-asian="Oswald1" style:font-size-asian="14pt" style:font-weight-asian="bold" style:font-name-complex="Oswald1" style:font-size-complex="14pt"/>
    </style:style>
    <style:style style:name="T2" style:family="text">
      <style:text-properties fo:color="#5bb7e7" fo:font-weight="bold" style:font-weight-asian="bold"/>
    </style:style>
    <style:style style:name="T3" style:family="text">
      <style:text-properties fo:color="#e31c60" fo:font-size="22pt" style:font-size-asian="22pt" style:font-size-complex="22pt"/>
    </style:style>
    <style:style style:name="T4" style:family="text">
      <style:text-properties fo:color="#e31c60" style:font-name="Oswald" fo:font-size="22pt" style:font-name-asian="Oswald1" style:font-size-asian="22pt" style:font-name-complex="Oswald1" style:font-size-complex="22pt"/>
    </style:style>
    <style:style style:name="T5" style:family="text">
      <style:text-properties fo:color="#424242" style:font-name="Source Code Pro" fo:font-size="10pt" style:font-name-asian="Source Code Pro1" style:font-size-asian="10pt" style:font-name-complex="Source Code Pro1" style:font-size-complex="10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OPEN SOURCE COMPLIANCE</text:span></text:p>
      <text:p text:style-name="P1"><text:bookmark text:name="_lntg56ljm653"/><text:span text:style-name="T3">Recommended Practices For Compliance Professionals</text:span></text:p>
      <text:p text:style-name="P3"><draw:frame draw:style-name="fr1" draw:name="image2.png" text:anchor-type="as-char" svg:width="6.5in" svg:height="0.0555in" draw:z-index="0"><draw:image xlink:href="Pictures/10000201000004B00000000AE93AEEF53EED1CCE.png" xlink:type="simple" xlink:show="embed" xlink:actuate="onLoad" loext:mime-type="image/png"/><svg:title>horizontal line</svg:title></draw:frame></text:p>
      <text:list xml:id="list1900925574" text:style-name="WWNum1">
        <text:list-item>
          <text:p text:style-name="P5">Compliance is verified on a product-by-product basis: If an open source component is approved for use in one product, it does not necessarily mean it is pre-approved for use in other products.</text:p>
        </text:list-item>
        <text:list-item>
          <text:p text:style-name="P5">Scan all source code, early and often. It allows you to discover compliance problems as they occur, provide solutions within acceptable delays, and perform incremental compliance very efficiently. </text:p>
        </text:list-item>
        <text:list-item>
          <text:p text:style-name="P6">Inspect and resolve each file or snippet flagged by the scanning tool.</text:p>
        </text:list-item>
        <text:list-item>
          <text:p text:style-name="P6">When in doubt with the scan results discuss with engineering.</text:p>
        </text:list-item>
        <text:list-item>
          <text:p text:style-name="P6">Identify all the components and snippets included in the product, their origin and licenses.</text:p>
        </text:list-item>
        <text:list-item>
          <text:p text:style-name="P5">Scan newer used versions of previously approved packages.</text:p>
        </text:list-item>
        <text:list-item>
          <text:p text:style-name="P5">If the scanning tool identifies GPL-licensed source code (for instance) integrated in a proprietary component, report to Engineering and request correction. Re-scan the code after Engineering has resolved the issue to get a solid confirmation that GPL code has been replaced.</text:p>
        </text:list-item>
        <text:list-item>
          <text:p text:style-name="P6">In preparation of legal review, provide Legal with all licensing information discovered in the component. For open source components, that includes COPYING, README, or LICENSE files.</text:p>
        </text:list-item>
        <text:list-item>
          <text:p text:style-name="P5">If there are conflicts or compliance is not possible:</text:p>
          <text:list>
            <text:list-item>
              <text:p text:style-name="P7">Remove / Replace: Can you live without this code? Is there an alternative project with same function under a different license?</text:p>
            </text:list-item>
            <text:list-item>
              <text:p text:style-name="P7">Re-engineer: Can you create a work around?</text:p>
            </text:list-item>
            <text:list-item>
              <text:p text:style-name="P7">Version tracking: Is there a newer (or older) version of this code under a different license?</text:p>
            </text:list-item>
            <text:list-item>
              <text:p text:style-name="P7">Re-license: <text:s/>Can you contact the author(s) and ask for a different license?</text:p>
            </text:list-item>
          </text:list>
        </text:list-item>
        <text:list-item>
          <text:p text:style-name="P5">Be clear in the language of the written offer and the open source notices; be inclusive to all open source included in the produc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Oswald" svg:font-family="Oswald" style:font-family-generic="roman" style:font-pitch="variable"/>
    <style:font-face style:name="Proxima Nova" svg:font-family="'Proxima Nova'" style:font-family-generic="roman" style:font-pitch="variable"/>
    <style:font-face style:name="Source Code Pro" svg:font-family="'Source Code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Oswald1" svg:font-family="Oswald" style:font-family-generic="system" style:font-pitch="variable"/>
    <style:font-face style:name="Proxima Nova1" svg:font-family="'Proxima Nova'" style:font-family-generic="system" style:font-pitch="variable"/>
    <style:font-face style:name="Source Code Pro1" svg:font-family="'Source Code Pro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US" fo:font-style="normal" style:text-underline-style="none" fo:font-weight="normal" style:letter-kerning="fals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US" fo:font-style="normal" style:text-underline-style="none" fo:font-weight="normal" style:letter-kerning="fals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margin-top="0.139in" fo:margin-bottom="0in" loext:contextual-spacing="false" fo:line-height="125%" fo:text-align="start" style:justify-single-word="false" fo:keep-together="auto" fo:orphans="2" fo:widows="2" fo:text-indent="-0.25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true" fo:line-height="100%" fo:keep-together="always" fo:keep-with-next="always"/>
      <style:text-properties fo:color="#424242"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true" fo:line-height="100%" fo:keep-together="always" fo:keep-with-next="always"/>
      <style:text-properties fo:color="#e31c60" style:font-name="Source Code Pro" fo:font-family="'Source Code Pro'" style:font-family-generic="roman" style:font-pitch="variable" fo:font-weight="bold" style:font-name-asian="Source Code Pro1" style:font-family-asian="'Source Code Pro'" style:font-family-generic-asian="system" style:font-pitch-asian="variable" style:font-weight-asian="bold" style:font-name-complex="Source Code Pro1" style:font-family-complex="'Source Code Pro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in" loext:contextual-spacing="true" fo:line-height="150%" fo:keep-together="always" fo:keep-with-next="always"/>
      <style:text-properties fo:color="#424242" style:font-name="Oswald" fo:font-family="Oswald" style:font-family-generic="roman" style:font-pitch="variable" fo:font-size="12pt" style:font-name-asian="Oswald1" style:font-family-asian="Oswald" style:font-family-generic-asian="system" style:font-pitch-asian="variable" style:font-size-asian="12pt" style:font-name-complex="Oswald1" style:font-family-complex="Oswald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Oswald" fo:font-family="Oswald" style:font-family-generic="roman" style:font-pitch="variable" fo:font-size="36pt" style:font-name-asian="Oswald1" style:font-family-asian="Oswald" style:font-family-generic-asian="system" style:font-pitch-asian="variable" style:font-size-asian="36pt" style:font-name-complex="Oswald1" style:font-family-complex="Oswald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in" loext:contextual-spacing="true" fo:line-height="100%" fo:keep-together="always" fo:keep-with-next="always"/>
      <style:text-properties fo:color="#e31c60" style:font-name="Source Code Pro" fo:font-family="'Source Code Pro'" style:font-family-generic="roman" style:font-pitch="variable" fo:font-weight="bold" style:font-name-asian="Source Code Pro1" style:font-family-asian="'Source Code Pro'" style:font-family-generic-asian="system" style:font-pitch-asian="variable" style:font-weight-asian="bold" style:font-name-complex="Source Code Pro1" style:font-family-complex="'Source Code Pro'" style:font-family-generic-complex="system" style:font-pitch-complex="variabl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/>
    </style:style>
    <style:style style:name="MT1" style:family="text">
      <style:text-properties fo:color="#5bb7e7" fo:font-weight="bold" style:font-weight-asian="bold"/>
    </style:style>
    <style:style style:name="MT2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0.75in" fo:background-color="#f3f3f3" style:writing-mode="lr-tb" style:layout-grid-color="#c0c0c0" style:layout-grid-lines="2349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3f3f3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>Ibrahim Haddad, Ph.D.<text:tab/><text:tab/><text:tab/><text:tab/><text:tab/><text:tab/><text:tab/><text:span text:style-name="MT1">Twitter:</text:span><text:span text:style-name="MT2"> </text:span>@IbrahimAtLinu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8" meta:word-count="287" meta:character-count="1789" meta:non-whitespace-character-count="1525"/>
    <meta:generator>LibreOffice/6.0.0.3$MacOSX_X86_64 LibreOffice_project/64a0f66915f38c6217de274f0aa8e15618924765</meta:generator>
  </office:meta>
</office:document-meta>
</file>